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24pt" fo:font-weight="bold" officeooo:rsid="000f9f7d" officeooo:paragraph-rsid="000f9f7d"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Arial" fo:font-size="24pt" fo:font-weight="bold" officeooo:rsid="0049b5d7" officeooo:paragraph-rsid="000f9f7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Arial" fo:font-size="14pt" fo:font-weight="bold" officeooo:rsid="000f9f7d" officeooo:paragraph-rsid="000f9f7d" style:font-size-asian="12.25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4pt" fo:font-weight="bold" officeooo:rsid="0049b5d7" officeooo:paragraph-rsid="0049b5d7"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Arial" fo:font-size="14pt" fo:font-weight="bold" officeooo:rsid="0084fea7" officeooo:paragraph-rsid="0084fea7" style:font-size-asian="12.25pt" style:font-weight-asian="bold" style:font-size-complex="14pt" style:font-weight-complex="bold"/>
    </style:style>
    <style:style style:name="P6" style:family="paragraph" style:parent-style-name="Standard">
      <style:paragraph-properties fo:text-align="justify" style:justify-single-word="false"/>
      <style:text-properties style:font-name="Arial" fo:font-size="12pt" fo:font-weight="normal" officeooo:rsid="0015b6fd" officeooo:paragraph-rsid="0022cb05"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normal" officeooo:rsid="00106720" officeooo:paragraph-rsid="000f9f7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weight="normal" officeooo:rsid="0053eb2f" officeooo:paragraph-rsid="002c6e8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font-weight="normal" officeooo:rsid="00899b87" officeooo:paragraph-rsid="00672d37"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Arial" fo:font-size="20pt" fo:font-weight="bold" officeooo:rsid="0051e9d7" officeooo:paragraph-rsid="0051e9d7" style:font-size-asian="17.5pt" style:font-weight-asian="bold" style:font-size-complex="20pt" style:font-weight-complex="bold"/>
    </style:style>
    <style:style style:name="P11" style:family="paragraph" style:parent-style-name="Standard">
      <style:paragraph-properties fo:text-align="center" style:justify-single-word="false"/>
      <style:text-properties officeooo:rsid="000f9f7d" officeooo:paragraph-rsid="000f9f7d"/>
    </style:style>
    <style:style style:name="P12" style:family="paragraph" style:parent-style-name="Standard">
      <style:paragraph-properties fo:text-align="justify" style:justify-single-word="false"/>
      <style:text-properties officeooo:rsid="0053eb2f" officeooo:paragraph-rsid="0053eb2f"/>
    </style:style>
    <style:style style:name="P13"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30f915" officeooo:paragraph-rsid="0030f915" style:font-size-asian="10.5pt" style:font-weight-asian="normal" style:font-size-complex="12pt" style:font-weight-complex="normal"/>
    </style:style>
    <style:style style:name="P14"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65ea29" style:font-size-asian="10.5pt" style:font-weight-asian="normal" style:font-size-complex="12pt" style:font-weight-complex="normal"/>
    </style:style>
    <style:style style:name="P15"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30f915" style:font-size-asian="10.5pt" style:font-weight-asian="normal" style:font-size-complex="12pt" style:font-weight-complex="normal"/>
    </style:style>
    <style:style style:name="P16"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7a3f11" style:font-size-asian="10.5pt" style:font-weight-asian="normal" style:font-size-complex="12pt" style:font-weight-complex="normal"/>
    </style:style>
    <style:style style:name="P17"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8c4c76" style:font-size-asian="10.5pt" style:font-weight-asian="normal" style:font-size-complex="12pt" style:font-weight-complex="normal"/>
    </style:style>
    <style:style style:name="P18"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906738" style:font-size-asian="10.5pt" style:font-weight-asian="normal" style:font-size-complex="12pt" style:font-weight-complex="normal"/>
    </style:style>
    <style:style style:name="P19"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9eab16" style:font-size-asian="10.5pt" style:font-weight-asian="normal" style:font-size-complex="12pt" style:font-weight-complex="normal"/>
    </style:style>
    <style:style style:name="P20"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a7378a" style:font-size-asian="10.5pt" style:font-weight-asian="normal" style:font-size-complex="12pt" style:font-weight-complex="normal"/>
    </style:style>
    <style:style style:name="P21"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a97383" style:font-size-asian="10.5pt" style:font-weight-asian="normal" style:font-size-complex="12pt" style:font-weight-complex="normal"/>
    </style:style>
    <style:style style:name="P22"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93215" officeooo:paragraph-rsid="00332c0b" style:font-size-asian="10.5pt" style:font-weight-asian="normal" style:font-size-complex="12pt" style:font-weight-complex="normal"/>
    </style:style>
    <style:style style:name="P23"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aee26" officeooo:paragraph-rsid="008e554a" style:font-size-asian="10.5pt" style:font-weight-asian="normal" style:font-size-complex="12pt" style:font-weight-complex="normal"/>
    </style:style>
    <style:style style:name="P24"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648d08" officeooo:paragraph-rsid="00648d08" style:font-size-asian="10.5pt" style:font-weight-asian="normal" style:font-size-complex="12pt" style:font-weight-complex="normal"/>
    </style:style>
    <style:style style:name="P25"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3f7e4" officeooo:paragraph-rsid="00648d08" style:font-size-asian="10.5pt" style:font-weight-asian="normal" style:font-size-complex="12pt" style:font-weight-complex="normal"/>
    </style:style>
    <style:style style:name="P26"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836704" officeooo:paragraph-rsid="00836704" style:font-size-asian="10.5pt" style:font-weight-asian="normal" style:font-size-complex="12pt" style:font-weight-complex="normal"/>
    </style:style>
    <style:style style:name="P27"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6da646" officeooo:paragraph-rsid="0084fea7" style:font-size-asian="10.5pt" style:font-weight-asian="normal" style:font-size-complex="12pt" style:font-weight-complex="normal"/>
    </style:style>
    <style:style style:name="P28"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8a8176" officeooo:paragraph-rsid="008a8176" style:font-size-asian="10.5pt" style:font-weight-asian="normal" style:font-size-complex="12pt" style:font-weight-complex="normal"/>
    </style:style>
    <style:style style:name="P29"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8bcec0" officeooo:paragraph-rsid="008bcec0" style:font-size-asian="10.5pt" style:font-weight-asian="normal" style:font-size-complex="12pt" style:font-weight-complex="normal"/>
    </style:style>
    <style:style style:name="P30"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899b87" officeooo:paragraph-rsid="0053eb2f" style:font-size-asian="10.5pt" style:font-weight-asian="normal" style:font-size-complex="12pt" style:font-weight-complex="normal"/>
    </style:style>
    <style:style style:name="P31"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818c29" officeooo:paragraph-rsid="009eab16" style:font-size-asian="10.5pt" style:font-weight-asian="normal" style:font-size-complex="12pt" style:font-weight-complex="normal"/>
    </style:style>
    <style:style style:name="P32"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818c29" officeooo:paragraph-rsid="00a84d39" style:font-size-asian="10.5pt" style:font-weight-asian="normal" style:font-size-complex="12pt" style:font-weight-complex="normal"/>
    </style:style>
    <style:style style:name="P33"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3eb2f" officeooo:paragraph-rsid="0015197e" style:font-size-asian="10.5pt" style:font-weight-asian="normal" style:font-size-complex="12pt" style:font-weight-complex="normal"/>
    </style:style>
    <style:style style:name="P34"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154318" officeooo:paragraph-rsid="0015197e" style:font-size-asian="10.5pt" style:font-weight-asian="normal" style:font-size-complex="12pt" style:font-weight-complex="normal"/>
    </style:style>
    <style:style style:name="P35"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a2f4e9" officeooo:paragraph-rsid="00a2f4e9" style:font-size-asian="10.5pt" style:font-weight-asian="normal" style:font-size-complex="12pt" style:font-weight-complex="normal"/>
    </style:style>
    <style:style style:name="P36"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a45b5f" officeooo:paragraph-rsid="00a45b5f" style:font-size-asian="10.5pt" style:font-weight-asian="normal" style:font-size-complex="12pt" style:font-weight-complex="normal"/>
    </style:style>
    <style:style style:name="P37"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a45b5f" officeooo:paragraph-rsid="008bcec0" style:font-size-asian="10.5pt" style:font-weight-asian="normal" style:font-size-complex="12pt" style:font-weight-complex="normal"/>
    </style:style>
    <style:style style:name="P38"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a97383" officeooo:paragraph-rsid="00a97383" style:font-size-asian="10.5pt" style:font-weight-asian="normal" style:font-size-complex="12pt" style:font-weight-complex="normal"/>
    </style:style>
    <style:style style:name="P39" style:family="paragraph" style:parent-style-name="Standard">
      <style:paragraph-properties fo:margin-left="0.4925in" fo:margin-right="0in" fo:text-align="justify" style:justify-single-word="false" fo:text-indent="0in" style:auto-text-indent="false"/>
      <style:text-properties style:font-name="Arial" officeooo:paragraph-rsid="006063e8"/>
    </style:style>
    <style:style style:name="P40" style:family="paragraph" style:parent-style-name="Standard">
      <style:paragraph-properties fo:margin-left="0.4925in" fo:margin-right="0in" fo:text-align="justify" style:justify-single-word="false" fo:text-indent="0in" style:auto-text-indent="false"/>
      <style:text-properties style:font-name="Arial" officeooo:paragraph-rsid="00906738"/>
    </style:style>
    <style:style style:name="P41" style:family="paragraph" style:parent-style-name="Standard">
      <style:paragraph-properties fo:margin-left="0.4925in" fo:margin-right="0in" fo:text-align="justify" style:justify-single-word="false" fo:text-indent="0in" style:auto-text-indent="false"/>
      <style:text-properties style:font-name="Arial" officeooo:paragraph-rsid="00a7378a"/>
    </style:style>
    <style:style style:name="P42" style:family="paragraph" style:parent-style-name="Standard">
      <style:paragraph-properties fo:margin-left="0.4925in" fo:margin-right="0in" fo:text-align="justify" style:justify-single-word="false" fo:text-indent="0in" style:auto-text-indent="false"/>
      <style:text-properties style:font-name="Arial" officeooo:paragraph-rsid="00a84d39"/>
    </style:style>
    <style:style style:name="P43" style:family="paragraph" style:parent-style-name="Standard">
      <style:paragraph-properties fo:margin-left="0.4925in" fo:margin-right="0in" fo:text-align="justify" style:justify-single-word="false" fo:text-indent="0in" style:auto-text-indent="false"/>
      <style:text-properties style:font-name="Arial" officeooo:paragraph-rsid="00a97383"/>
    </style:style>
    <style:style style:name="P44" style:family="paragraph" style:parent-style-name="Standard">
      <style:paragraph-properties fo:margin-left="0.4925in" fo:margin-right="0in" fo:text-align="justify" style:justify-single-word="false" fo:text-indent="0in" style:auto-text-indent="false"/>
      <style:text-properties style:font-name="Arial" officeooo:rsid="0043edb5" officeooo:paragraph-rsid="005eb29a"/>
    </style:style>
    <style:style style:name="P45" style:family="paragraph" style:parent-style-name="Standard">
      <style:paragraph-properties fo:margin-left="0.4925in" fo:margin-right="0in" fo:text-align="justify" style:justify-single-word="false" fo:text-indent="0in" style:auto-text-indent="false"/>
      <style:text-properties style:font-name="Arial" officeooo:rsid="005eb29a" officeooo:paragraph-rsid="005eb29a"/>
    </style:style>
    <style:style style:name="P46" style:family="paragraph" style:parent-style-name="Standard">
      <style:paragraph-properties fo:margin-left="0.4925in" fo:margin-right="0in" fo:text-align="justify" style:justify-single-word="false" fo:text-indent="0in" style:auto-text-indent="false"/>
      <style:text-properties style:font-name="Arial" officeooo:rsid="005eb29a" officeooo:paragraph-rsid="009eab16"/>
    </style:style>
    <style:style style:name="P47" style:family="paragraph" style:parent-style-name="Standard">
      <style:paragraph-properties fo:margin-left="0.4925in" fo:margin-right="0in" fo:text-align="justify" style:justify-single-word="false" fo:text-indent="0in" style:auto-text-indent="false"/>
      <style:text-properties style:font-name="Arial" officeooo:rsid="005eb29a" officeooo:paragraph-rsid="00a97383"/>
    </style:style>
    <style:style style:name="P48" style:family="paragraph" style:parent-style-name="Standard">
      <style:paragraph-properties fo:margin-left="0.4925in" fo:margin-right="0in" fo:text-align="justify" style:justify-single-word="false" fo:text-indent="0in" style:auto-text-indent="false"/>
      <style:text-properties style:font-name="Arial" officeooo:rsid="004b6498" officeooo:paragraph-rsid="0084fea7"/>
    </style:style>
    <style:style style:name="P49" style:family="paragraph" style:parent-style-name="Table_20_Contents">
      <style:paragraph-properties fo:text-align="justify" style:justify-single-word="false"/>
      <style:text-properties officeooo:rsid="00950aeb" officeooo:paragraph-rsid="00950aeb"/>
    </style:style>
    <style:style style:name="P50" style:family="paragraph" style:parent-style-name="Table_20_Contents">
      <style:paragraph-properties fo:text-align="justify" style:justify-single-word="false"/>
      <style:text-properties officeooo:rsid="00a32aa4" officeooo:paragraph-rsid="00a32aa4"/>
    </style:style>
    <style:style style:name="P51" style:family="paragraph" style:parent-style-name="Standard">
      <style:paragraph-properties fo:margin-left="0.7201in" fo:margin-right="0in" fo:text-align="justify" style:justify-single-word="false" fo:text-indent="0in" style:auto-text-indent="false" style:shadow="none" style:writing-mode="page"/>
      <style:text-properties style:font-name="Arial" fo:font-size="12pt" fo:font-weight="normal" officeooo:rsid="00a12462" officeooo:paragraph-rsid="00a2f4e9" style:font-size-asian="10.5pt" style:font-weight-asian="normal" style:font-size-complex="12pt" style:font-weight-complex="normal"/>
    </style:style>
    <style:style style:name="P52" style:family="paragraph" style:parent-style-name="Standard">
      <style:paragraph-properties fo:margin-left="0in" fo:margin-right="0in" fo:text-align="justify" style:justify-single-word="false" fo:text-indent="0in" style:auto-text-indent="false"/>
      <style:text-properties style:font-name="Arial" fo:font-size="12pt" fo:font-weight="normal" officeooo:rsid="007cf67c" officeooo:paragraph-rsid="00a84d39" style:font-size-asian="10.5pt" style:font-weight-asian="normal" style:font-size-complex="12pt"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Arial" fo:font-size="12pt" fo:font-weight="normal" officeooo:rsid="007cf67c" officeooo:paragraph-rsid="00a97383" style:font-size-asian="10.5pt" style:font-weight-asian="normal" style:font-size-complex="12pt" style:font-weight-complex="normal"/>
    </style:style>
    <style:style style:name="P54" style:family="paragraph" style:parent-style-name="NH1">
      <style:text-properties style:font-name="Arial" fo:font-size="12pt" fo:font-weight="normal" officeooo:rsid="005276c6" officeooo:paragraph-rsid="005276c6" style:font-size-asian="10.5pt" style:font-weight-asian="normal" style:font-size-complex="12pt" style:font-weight-complex="normal"/>
    </style:style>
    <style:style style:name="P55" style:family="paragraph" style:parent-style-name="NH1">
      <style:text-properties style:font-name="Arial" fo:font-size="12pt" fo:font-weight="normal" officeooo:rsid="00a7378a" officeooo:paragraph-rsid="00a7378a" style:font-size-asian="10.5pt" style:font-weight-asian="normal" style:font-size-complex="12pt" style:font-weight-complex="normal"/>
    </style:style>
    <style:style style:name="P56" style:family="paragraph" style:parent-style-name="NH1">
      <style:text-properties style:font-name="Arial" fo:font-size="12pt" fo:font-weight="normal" officeooo:rsid="00a97383" officeooo:paragraph-rsid="00a97383" style:font-size-asian="10.5pt" style:font-weight-asian="normal" style:font-size-complex="12pt" style:font-weight-complex="normal"/>
    </style:style>
    <style:style style:name="P57" style:family="paragraph" style:parent-style-name="NH1">
      <style:text-properties officeooo:rsid="005276c6" officeooo:paragraph-rsid="005276c6"/>
    </style:style>
    <style:style style:name="P58" style:family="paragraph" style:parent-style-name="NH1">
      <style:text-properties officeooo:rsid="0084fea7" officeooo:paragraph-rsid="0084fea7"/>
    </style:style>
    <style:style style:name="P59" style:family="paragraph" style:parent-style-name="NH1">
      <style:text-properties fo:font-weight="normal" officeooo:rsid="00a32aa4" officeooo:paragraph-rsid="00a32aa4" style:font-weight-asian="normal" style:font-weight-complex="normal"/>
    </style:style>
    <style:style style:name="P60" style:family="paragraph" style:parent-style-name="NH1">
      <style:paragraph-properties fo:break-before="page"/>
      <style:text-properties style:font-name="Arial" fo:font-size="12pt" fo:font-weight="normal" style:font-size-asian="10.5pt" style:font-weight-asian="normal" style:font-size-complex="12pt" style:font-weight-complex="normal"/>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Arial" fo:font-size="12pt" fo:font-weight="normal" style:font-size-asian="10.5pt" style:font-weight-asian="normal" style:font-size-complex="12pt" style:font-weight-complex="normal"/>
    </style:style>
    <style:style style:name="T2" style:family="text">
      <style:text-properties style:font-name="Arial" fo:font-size="12pt" fo:font-weight="normal" officeooo:rsid="00154318" style:font-size-asian="10.5pt" style:font-weight-asian="normal" style:font-size-complex="12pt" style:font-weight-complex="normal"/>
    </style:style>
    <style:style style:name="T3" style:family="text">
      <style:text-properties style:font-name="Arial" fo:font-size="12pt" fo:font-weight="normal" officeooo:rsid="0015b6fd" style:font-size-asian="10.5pt" style:font-weight-asian="normal" style:font-size-complex="12pt" style:font-weight-complex="normal"/>
    </style:style>
    <style:style style:name="T4" style:family="text">
      <style:text-properties style:font-name="Arial" fo:font-size="12pt" fo:font-weight="normal" officeooo:rsid="006da646" style:font-size-asian="10.5pt" style:font-weight-asian="normal" style:font-size-complex="12pt" style:font-weight-complex="normal"/>
    </style:style>
    <style:style style:name="T5" style:family="text">
      <style:text-properties style:font-name="Arial" fo:font-size="12pt" fo:font-weight="normal" officeooo:rsid="00899b87" style:font-size-asian="10.5pt" style:font-weight-asian="normal" style:font-size-complex="12pt" style:font-weight-complex="normal"/>
    </style:style>
    <style:style style:name="T6" style:family="text">
      <style:text-properties style:font-name="Arial" fo:font-size="12pt" fo:font-weight="normal" officeooo:rsid="00a09f3b" style:font-size-asian="10.5pt" style:font-weight-asian="normal" style:font-size-complex="12pt" style:font-weight-complex="normal"/>
    </style:style>
    <style:style style:name="T7" style:family="text">
      <style:text-properties style:font-name="Arial" fo:font-size="12pt" fo:font-weight="normal" officeooo:rsid="00a65044" style:font-size-asian="10.5pt" style:font-weight-asian="normal" style:font-size-complex="12pt" style:font-weight-complex="normal"/>
    </style:style>
    <style:style style:name="T8" style:family="text">
      <style:text-properties style:font-name="Arial" fo:font-size="12pt" fo:font-weight="normal" officeooo:rsid="00ab2788" style:font-size-asian="10.5pt" style:font-weight-asian="normal" style:font-size-complex="12pt" style:font-weight-complex="normal"/>
    </style:style>
    <style:style style:name="T9" style:family="text">
      <style:text-properties style:font-name="Arial" fo:font-size="14pt" fo:font-weight="bold" style:font-size-asian="12.25pt" style:font-weight-asian="bold" style:font-size-complex="14pt" style:font-weight-complex="bold"/>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57879b" style:font-size-asian="10.5pt" style:font-weight-asian="normal" style:font-size-complex="12pt" style:font-weight-complex="normal"/>
    </style:style>
    <style:style style:name="T12" style:family="text">
      <style:text-properties fo:font-size="12pt" fo:font-weight="normal" officeooo:rsid="00593215" style:font-size-asian="10.5pt" style:font-weight-asian="normal" style:font-size-complex="12pt" style:font-weight-complex="normal"/>
    </style:style>
    <style:style style:name="T13" style:family="text">
      <style:text-properties fo:font-size="12pt" fo:font-weight="normal" officeooo:rsid="005eb29a" style:font-size-asian="10.5pt" style:font-weight-asian="normal" style:font-size-complex="12pt" style:font-weight-complex="normal"/>
    </style:style>
    <style:style style:name="T14" style:family="text">
      <style:text-properties fo:font-size="12pt" fo:font-weight="normal" officeooo:rsid="007cf67c" style:font-size-asian="10.5pt" style:font-weight-asian="normal" style:font-size-complex="12pt" style:font-weight-complex="normal"/>
    </style:style>
    <style:style style:name="T15" style:family="text">
      <style:text-properties fo:font-size="12pt" fo:font-weight="normal" officeooo:rsid="008f61e4" style:font-size-asian="10.5pt" style:font-weight-asian="normal" style:font-size-complex="12pt" style:font-weight-complex="normal"/>
    </style:style>
    <style:style style:name="T16" style:family="text">
      <style:text-properties fo:font-size="12pt" fo:font-weight="normal" officeooo:rsid="00906738" style:font-size-asian="10.5pt" style:font-weight-asian="normal" style:font-size-complex="12pt" style:font-weight-complex="normal"/>
    </style:style>
    <style:style style:name="T17" style:family="text">
      <style:text-properties fo:font-size="12pt" fo:font-weight="normal" officeooo:rsid="009eab16" style:font-size-asian="10.5pt" style:font-weight-asian="normal" style:font-size-complex="12pt" style:font-weight-complex="normal"/>
    </style:style>
    <style:style style:name="T18" style:family="text">
      <style:text-properties fo:font-size="12pt" fo:font-weight="normal" officeooo:rsid="00a7378a" style:font-size-asian="10.5pt" style:font-weight-asian="normal" style:font-size-complex="12pt" style:font-weight-complex="normal"/>
    </style:style>
    <style:style style:name="T19" style:family="text">
      <style:text-properties fo:font-size="12pt" fo:font-weight="normal" officeooo:rsid="00a84d39" style:font-size-asian="10.5pt" style:font-weight-asian="normal" style:font-size-complex="12pt" style:font-weight-complex="normal"/>
    </style:style>
    <style:style style:name="T20" style:family="text">
      <style:text-properties fo:font-size="12pt" fo:font-weight="normal" officeooo:rsid="00a97383" style:font-size-asian="10.5pt" style:font-weight-asian="normal" style:font-size-complex="12pt" style:font-weight-complex="normal"/>
    </style:style>
    <style:style style:name="T21" style:family="text">
      <style:text-properties officeooo:rsid="00708dda"/>
    </style:style>
    <style:style style:name="T22" style:family="text">
      <style:text-properties officeooo:rsid="0071f025"/>
    </style:style>
    <style:style style:name="T23" style:family="text">
      <style:text-properties officeooo:rsid="0085ec89"/>
    </style:style>
    <style:style style:name="T24" style:family="text">
      <style:text-properties officeooo:rsid="00899b87"/>
    </style:style>
    <style:style style:name="T25" style:family="text">
      <style:text-properties officeooo:rsid="008bcec0"/>
    </style:style>
    <style:style style:name="T26" style:family="text">
      <style:text-properties officeooo:rsid="008c46ee"/>
    </style:style>
    <style:style style:name="T27" style:family="text">
      <style:text-properties officeooo:rsid="00a09f3b"/>
    </style:style>
    <style:style style:name="T28" style:family="text">
      <style:text-properties officeooo:rsid="00a2f4e9"/>
    </style:style>
    <style:style style:name="T29" style:family="text">
      <style:text-properties officeooo:rsid="00a32aa4"/>
    </style:style>
    <style:style style:name="T30" style:family="text">
      <style:text-properties officeooo:rsid="00a45b5f"/>
    </style:style>
    <style:style style:name="T31" style:family="text">
      <style:text-properties officeooo:rsid="00a7378a"/>
    </style:style>
    <style:style style:name="T32" style:family="text">
      <style:text-properties officeooo:rsid="00a97383"/>
    </style:style>
    <style:style style:name="T33" style:family="text">
      <style:text-properties officeooo:rsid="00ab2788"/>
    </style:style>
    <style:style style:name="T34" style:family="text">
      <style:text-properties officeooo:rsid="00accc32"/>
    </style:style>
    <style:style style:name="T35" style:family="text">
      <style:text-properties officeooo:rsid="00ae7986"/>
    </style:style>
    <style:style style:name="T36" style:family="text">
      <style:text-properties officeooo:rsid="00af4e5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text:span text:style-name="T27">Hotspot Monitor</text:span> Requirements</text:p>
      <text:p text:style-name="P10"/>
      <text:p text:style-name="P1"/>
      <text:p text:style-name="P1"/>
      <text:p text:style-name="P1"/>
      <text:p text:style-name="P1"/>
      <text:p text:style-name="P3">Mark Broihier</text:p>
      <text:p text:style-name="P3"><text:span text:style-name="T27">August</text:span> <text:span text:style-name="T27">20</text:span>, 201<text:span text:style-name="T23">8</text:span></text:p>
      <text:p text:style-name="P5"/>
      <text:p text:style-name="P4"/>
      <text:p text:style-name="P11"><text:span text:style-name="T9"><text:line-break/></text:span><text:span text:style-name="T1"><text:line-break/></text:span></text:p>
      <text:p text:style-name="P7"><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Table of Contents</text:p>
          </text:index-title>
          <text:p text:style-name="P62"><text:a xlink:type="simple" xlink:href="#__RefHeading__648_1210061290" text:style-name="Index_20_Link" text:visited-style-name="Index_20_Link"><text:s/>1 Introduction<text:tab/>3</text:a></text:p>
          <text:p text:style-name="P62"><text:a xlink:type="simple" xlink:href="#__RefHeading__650_1210061290" text:style-name="Index_20_Link" text:visited-style-name="Index_20_Link"><text:s/>1.1 Scope<text:tab/>3</text:a></text:p>
          <text:p text:style-name="P62"><text:a xlink:type="simple" xlink:href="#__RefHeading__652_1210061290" text:style-name="Index_20_Link" text:visited-style-name="Index_20_Link"><text:s/>1.2 Features<text:tab/>3</text:a></text:p>
          <text:p text:style-name="P62"><text:a xlink:type="simple" xlink:href="#__RefHeading__835_643856972" text:style-name="Index_20_Link" text:visited-style-name="Index_20_Link"><text:s/>1.3 Acronyms<text:tab/>3</text:a></text:p>
          <text:p text:style-name="P62"><text:a xlink:type="simple" xlink:href="#__RefHeading__656_1210061290" text:style-name="Index_20_Link" text:visited-style-name="Index_20_Link"><text:s/>2 General Overview<text:tab/>3</text:a></text:p>
          <text:p text:style-name="P62"><text:a xlink:type="simple" xlink:href="#__RefHeading__1716_483904327" text:style-name="Index_20_Link" text:visited-style-name="Index_20_Link"><text:s/>3 HSM<text:tab/>4</text:a></text:p>
          <text:p text:style-name="P62"><text:a xlink:type="simple" xlink:href="#__RefHeading__658_1210061290" text:style-name="Index_20_Link" text:visited-style-name="Index_20_Link"><text:s/>3.1 Theory of Operation<text:tab/>4</text:a></text:p>
          <text:p text:style-name="P62"><text:a xlink:type="simple" xlink:href="#__RefHeading__660_1210061290" text:style-name="Index_20_Link" text:visited-style-name="Index_20_Link"><text:s/>3.2 External Interface Requirements<text:tab/>4</text:a></text:p>
          <text:p text:style-name="P62"><text:a xlink:type="simple" xlink:href="#__RefHeading__662_1210061290" text:style-name="Index_20_Link" text:visited-style-name="Index_20_Link"><text:s/>3.3 Processing Requirements<text:tab/>4</text:a></text:p>
          <text:p text:style-name="P62"><text:a xlink:type="simple" xlink:href="#__RefHeading__817_613997132" text:style-name="Index_20_Link" text:visited-style-name="Index_20_Link"><text:s/>3.3.1 On Boot<text:tab/>4</text:a></text:p>
          <text:p text:style-name="P62"><text:a xlink:type="simple" xlink:href="#__RefHeading___Toc1046_831194329" text:style-name="Index_20_Link" text:visited-style-name="Index_20_Link"><text:s/>3.3.2 On Tether Connection<text:tab/>5</text:a></text:p>
          <text:p text:style-name="P62"><text:a xlink:type="simple" xlink:href="#__RefHeading___Toc1048_831194329" text:style-name="Index_20_Link" text:visited-style-name="Index_20_Link"><text:s/>3.3.3 File Server Capabilities<text:tab/>5</text:a></text:p>
          <text:p text:style-name="P62"><text:a xlink:type="simple" xlink:href="#__RefHeading__686_1210061290" text:style-name="Index_20_Link" text:visited-style-name="Index_20_Link"><text:s/>3.4 Provisioning Requirements<text:tab/>5</text:a></text:p>
          <text:p text:style-name="P62"><text:a xlink:type="simple" xlink:href="#__RefHeading__688_1210061290" text:style-name="Index_20_Link" text:visited-style-name="Index_20_Link"><text:s/>3.5 Performance Requirements<text:tab/>5</text:a></text:p>
        </text:index-body>
      </text:table-of-content>
      <text:p text:style-name="P7"/>
      <text:list xml:id="list5836248450471908524" text:style-name="Numbering_20_1">
        <text:list-item>
          <text:h text:style-name="P60" text:outline-level="1"><text:bookmark-start text:name="__RefHeading__648_1210061290"/>Introduction<text:bookmark-end text:name="__RefHeading__648_1210061290"/></text:h>
        </text:list-item>
      </text:list>
      <text:p text:style-name="P12"><text:span text:style-name="T3">T</text:span><text:span text:style-name="T1">he purpose of this document is to define the requirements for an </text:span><text:span text:style-name="T4">a</text:span><text:span text:style-name="T1">pp</text:span><text:span text:style-name="T4">lication</text:span><text:span text:style-name="T1"> that </text:span><text:span text:style-name="T4">implements </text:span><text:span text:style-name="T6">a hotspot monitor – a device that </text:span><text:span text:style-name="T7">is</text:span><text:span text:style-name="T6"> a hotspot connected to the Internet and</text:span><text:span text:style-name="T5"> </text:span><text:span text:style-name="T6">provides tools to watch connections </text:span><text:span text:style-name="T8">for analysis of abnormal data transfers</text:span><text:span text:style-name="T6">.</text:span></text:p>
      <text:p text:style-name="P6"/>
      <text:list xml:id="list93451885083061" text:continue-numbering="true" text:style-name="Numbering_20_1">
        <text:list-item>
          <text:list>
            <text:list-item>
              <text:h text:style-name="P54" text:outline-level="1"><text:bookmark-start text:name="__RefHeading__650_1210061290"/>Scope<text:bookmark-end text:name="__RefHeading__650_1210061290"/></text:h>
            </text:list-item>
          </text:list>
        </text:list-item>
      </text:list>
      <text:p text:style-name="P33">This document defines the interface, processing, and displays for <text:span text:style-name="T24">an application that implements a monitored hotspot. <text:s/>Monitored means that the hotspot’s traffic between a phone’s network and devices attached to the hotspot are logged. <text:s/>The purpose of this application is to help isolate the source of unexpected traffic between devices and web sites. <text:s/>An example of when this is necessary is as follows:</text:span></text:p>
      <text:p text:style-name="P33"/>
      <text:p text:style-name="P51">While traveling, I used my Nexus 6P phone on Google’s Fi network. <text:s/>During <text:span text:style-name="T33">one</text:span> trip I <text:span text:style-name="T33">was </text:span>tether<text:span text:style-name="T33">ing</text:span> my laptop to my phone for Internet access. <text:s/>I don’t typically use much data, but <text:span text:style-name="T33">during</text:span> one twelve minute session, Google claimed that I use 1.5 Gbytes of data. <text:s/><text:span text:style-name="T33">During that session I had only used my browser to navigate to my county’s property tax web site.</text:span> <text:s/><text:span text:style-name="T33">Since I did not expect this much usage over such a small interval, </text:span>I asked Google to tell me which of my tethered devices received or sent that much dat<text:span text:style-name="T28">a</text:span>. <text:s/>To my knowledge, neither my wife’s phone <text:span text:style-name="T28">(also tethered to my phone) </text:span>nor my laptop should have transferred that much data unless there was <text:span text:style-name="T28">a setting problem or a software error that ignored a setting (eg automatic OS update). <text:s/>Google was not helpful and instructed me to get a court order for the information I requested. <text:s/>Since it was my phone, this was likely a flippant means of telling me to go away. <text:s text:c="3"/></text:span><text:s/></text:p>
      <text:p text:style-name="P34"/>
      <text:p text:style-name="P35"><text:span text:style-name="T36">T</text:span>his appliance is being built to provide the information that Google would not provide me. <text:s/><text:span text:style-name="T34">I will use this while tethering to either provide evidence of a Google metering problem or to help me identify the cause of these unexpected data spurts.</text:span></text:p>
      <text:list xml:id="list93450957984373" text:continue-numbering="true" text:style-name="Numbering_20_1">
        <text:list-item>
          <text:list>
            <text:list-item>
              <text:h text:style-name="P57" text:outline-level="1"><text:bookmark-start text:name="__RefHeading__652_1210061290"/><text:span text:style-name="T2">F</text:span><text:span text:style-name="T1">eatures</text:span><text:bookmark-end text:name="__RefHeading__652_1210061290"/></text:h>
            </text:list-item>
          </text:list>
        </text:list-item>
      </text:list>
      <text:p text:style-name="P30"><text:span text:style-name="T28">HSM</text:span> will <text:span text:style-name="T28">consist of software to implement an access point/hotspot, kernel settings to trace IP connections, and a server to display real time transfer rates and “connection” information.</text:span></text:p>
      <text:list xml:id="list93450671901258" text:continue-numbering="true" text:style-name="Numbering_20_1">
        <text:list-item>
          <text:list>
            <text:list-item>
              <text:h text:style-name="P58" text:outline-level="1"><text:bookmark-start text:name="__RefHeading__835_643856972"/><text:span text:style-name="T2">A</text:span><text:span text:style-name="T1">cronyms</text:span><text:bookmark-end text:name="__RefHeading__835_643856972"/></text:h>
            </text:list-item>
          </text:list>
        </text:list-item>
      </text:list>
      <table:table table:name="Table1" table:style-name="Table1">
        <table:table-column table:style-name="Table1.A"/>
        <table:table-column table:style-name="Table1.B"/>
        <table:table-row>
          <table:table-cell table:style-name="Table1.A1" office:value-type="string">
            <text:p text:style-name="P50">HSM</text:p>
          </table:table-cell>
          <table:table-cell table:style-name="Table1.B1" office:value-type="string">
            <text:p text:style-name="P50">Hotspot Monitor</text:p>
          </table:table-cell>
        </table:table-row>
        <table:table-row>
          <table:table-cell table:style-name="Table1.A2" office:value-type="string">
            <text:p text:style-name="P49">I/O</text:p>
          </table:table-cell>
          <table:table-cell table:style-name="Table1.B2" office:value-type="string">
            <text:p text:style-name="P49">Input/Output</text:p>
          </table:table-cell>
        </table:table-row>
      </table:table>
      <text:p text:style-name="P27"/>
      <text:p text:style-name="P48"/>
      <text:list xml:id="list93450971297215" text:continue-numbering="true" text:style-name="Numbering_20_1">
        <text:list-item>
          <text:h text:style-name="P57" text:outline-level="1"><text:bookmark-start text:name="__RefHeading__656_1210061290"/><text:span text:style-name="T2">G</text:span><text:span text:style-name="T1">eneral Overview</text:span><text:bookmark-end text:name="__RefHeading__656_1210061290"/></text:h>
        </text:list-item>
      </text:list>
      <text:p text:style-name="P9">The HSM will be a Raspberry PI appliance that, on boot, starts an access point and an Express based file server. <text:s/>When the appliance is connected to a smart phone with USB tethering, the messages forwarded between the phone’s network and the access point will be <text:soft-page-break/>logged. <text:s/>If a user connects to the file server, a real time display will be accessible and so will plots of previously recorded data. The plots will show the IP address of the connected devices and the web sites the devices are connected to.</text:p>
      <text:list xml:id="list93452182520511" text:continue-numbering="true" text:style-name="Numbering_20_1">
        <text:list-item>
          <text:h text:style-name="P59" text:outline-level="1"><text:bookmark-start text:name="__RefHeading__1716_483904327"/>HSM<text:bookmark-end text:name="__RefHeading__1716_483904327"/></text:h>
        </text:list-item>
      </text:list>
      <text:p text:style-name="P8">The following paragraphs outline the operation of <text:span text:style-name="T29">HSM</text:span> and <text:span text:style-name="T21">define </text:span>the requirements <text:span text:style-name="T21">of it's </text:span>behavior.</text:p>
      <text:list xml:id="list93451550368364" text:continue-numbering="true" text:style-name="Numbering_20_1">
        <text:list-item>
          <text:list>
            <text:list-item>
              <text:h text:style-name="P54" text:outline-level="1"><text:bookmark-start text:name="__RefHeading__658_1210061290"/>Theory of Operation<text:bookmark-end text:name="__RefHeading__658_1210061290"/></text:h>
            </text:list-item>
          </text:list>
        </text:list-item>
      </text:list>
      <text:p text:style-name="P28">A Raspberry PI <text:span text:style-name="T29">3</text:span> will host the <text:span text:style-name="T29">HSM</text:span> application. <text:s/><text:span text:style-name="T29">The PI 3 has been selected because it has the wireless and USB interfaces needed to support the job and, when properly powered, can proved power to the tethered phone.</text:span></text:p>
      <text:p text:style-name="P28"/>
      <text:p text:style-name="P29">When powered on, this <text:span text:style-name="T29">appliance</text:span> will <text:span text:style-name="T29">start an access point, a file server, and wait for a phone tether connection.</text:span></text:p>
      <text:p text:style-name="P28"/>
      <text:p text:style-name="P37">IP tables will be configured to trace traffic forwarded between the tethered phone and the devices that attach to the access point. <text:s/>The traces will be recorded in the kernel.log file under /var/log/.</text:p>
      <text:p text:style-name="P25"/>
      <text:p text:style-name="P36">Using a browser, a user can attach to the file server and watch the traffic flow between devices and sites. <text:s/>Traffic local to the access point network will not be monitored since it will not go through the phone’s network.</text:p>
      <text:p text:style-name="P24"/>
      <text:p text:style-name="P24"/>
      <text:list xml:id="list93450435420667" text:continue-numbering="true" text:style-name="Numbering_20_1">
        <text:list-item>
          <text:list>
            <text:list-item>
              <text:h text:style-name="P54" text:outline-level="1"><text:bookmark-start text:name="__RefHeading__660_1210061290"/>External Interface Requirements<text:bookmark-end text:name="__RefHeading__660_1210061290"/></text:h>
            </text:list-item>
          </text:list>
        </text:list-item>
      </text:list>
      <text:p text:style-name="P15">ID::<text:span text:style-name="T30">HSM</text:span>-<text:span text:style-name="T25">UI-</text:span>EXT-IF-010 <text:span text:style-name="T26">The normal HSM user interface shall be a browser connected to the appliance file server.</text:span></text:p>
      <text:p text:style-name="P13"/>
      <text:p text:style-name="P16">ID::<text:span text:style-name="T31">HSM-UI</text:span>-EXT-IF-020 <text:span text:style-name="T26">The HSM access point SSID shall be user configurable.</text:span></text:p>
      <text:p text:style-name="P16"/>
      <text:p text:style-name="P20">ID::<text:span text:style-name="T31">HSM-UI</text:span>-EXT-IF-0<text:span text:style-name="T31">3</text:span>0 <text:span text:style-name="T26">The HSM access point password shall be user configurable.</text:span></text:p>
      <text:p text:style-name="P20"/>
      <text:p text:style-name="P20">ID::<text:span text:style-name="T31">HSM-UI</text:span>-EXT-IF-0<text:span text:style-name="T31">4</text:span>0 <text:span text:style-name="T26">The HSM access point local network shall be user configurable.</text:span></text:p>
      <text:p text:style-name="P17"/>
      <text:list xml:id="list93450149105654" text:continue-numbering="true" text:style-name="Numbering_20_1">
        <text:list-item>
          <text:list>
            <text:list-item>
              <text:h text:style-name="P54" text:outline-level="1"><text:bookmark-start text:name="__RefHeading__662_1210061290"/>Processing Requirements<text:bookmark-end text:name="__RefHeading__662_1210061290"/></text:h>
            </text:list-item>
          </text:list>
        </text:list-item>
      </text:list>
      <text:p text:style-name="P22">The following paragraphs identify the processing to be performed <text:span text:style-name="T22">by the HSM.</text:span></text:p>
      <text:p text:style-name="P22"/>
      <text:list xml:id="list93450884361360" text:continue-numbering="true" text:style-name="Numbering_20_1">
        <text:list-item>
          <text:list>
            <text:list-item>
              <text:list>
                <text:list-item>
                  <text:h text:style-name="P55" text:outline-level="1"><text:bookmark-start text:name="__RefHeading__817_613997132"/>On Boot<text:bookmark-end text:name="__RefHeading__817_613997132"/></text:h>
                </text:list-item>
              </text:list>
            </text:list-item>
          </text:list>
        </text:list-item>
      </text:list>
      <text:p text:style-name="P39"><text:span text:style-name="T11">ID::</text:span><text:span text:style-name="T18">HSM</text:span><text:span text:style-name="T11">-</text:span><text:span text:style-name="T12">PR</text:span><text:span text:style-name="T11">-</text:span><text:span text:style-name="T18">BOOT</text:span><text:span text:style-name="T11">-0</text:span><text:span text:style-name="T12">10 </text:span><text:span text:style-name="T18">On boot, the HSM shall start a wireless access point that implements DHCP.</text:span></text:p>
      <text:p text:style-name="P18"/>
      <text:p text:style-name="P40"><text:span text:style-name="T11">ID::</text:span><text:span text:style-name="T18">HSM</text:span><text:span text:style-name="T11">-</text:span><text:span text:style-name="T12">PR</text:span><text:span text:style-name="T11">-</text:span><text:span text:style-name="T18">BOOT</text:span><text:span text:style-name="T11">-0</text:span><text:span text:style-name="T16">2</text:span><text:span text:style-name="T12">0 </text:span><text:span text:style-name="T18">On boot, the HSM shall start a file server.</text:span></text:p>
      <text:p text:style-name="P20"><text:soft-page-break/></text:p>
      <text:p text:style-name="P41"><text:span text:style-name="T11">ID::</text:span><text:span text:style-name="T18">HSM</text:span><text:span text:style-name="T11">-</text:span><text:span text:style-name="T12">PR</text:span><text:span text:style-name="T11">-</text:span><text:span text:style-name="T18">BOOT</text:span><text:span text:style-name="T11">-0</text:span><text:span text:style-name="T18">3</text:span><text:span text:style-name="T12">0 </text:span><text:span text:style-name="T18">On boot, the HSM shall configure the IP tables to collect data forwarded between a tether connection and a device on the access point.</text:span></text:p>
      <text:p text:style-name="P20"/>
      <text:list xml:id="list93451731959339" text:continue-numbering="true" text:style-name="Numbering_20_1">
        <text:list-item>
          <text:list>
            <text:list-item>
              <text:list>
                <text:list-item>
                  <text:h text:style-name="P55" text:outline-level="1"><text:bookmark-start text:name="__RefHeading___Toc1046_831194329"/>On Tether Connection<text:bookmark-end text:name="__RefHeading___Toc1046_831194329"/></text:h>
                </text:list-item>
              </text:list>
            </text:list-item>
          </text:list>
        </text:list-item>
      </text:list>
      <text:p text:style-name="P41"><text:span text:style-name="T11">ID::</text:span><text:span text:style-name="T18">HSM</text:span><text:span text:style-name="T11">-</text:span><text:span text:style-name="T12">PR</text:span><text:span text:style-name="T11">-</text:span><text:span text:style-name="T18">TETHER</text:span><text:span text:style-name="T11">-0</text:span><text:span text:style-name="T12">10 </text:span><text:span text:style-name="T18">When a USB connect</text:span><text:span text:style-name="T19">ion</text:span><text:span text:style-name="T18"> is made to a smart phone and the phone enables tethering, the HSM shall configure the interface to use the connection.</text:span></text:p>
      <text:p text:style-name="P20"/>
      <text:p text:style-name="P42"><text:span text:style-name="T11">ID::</text:span><text:span text:style-name="T18">HSM</text:span><text:span text:style-name="T11">-</text:span><text:span text:style-name="T12">PR</text:span><text:span text:style-name="T11">-</text:span><text:span text:style-name="T18">TETHER</text:span><text:span text:style-name="T11">-0</text:span><text:span text:style-name="T19">2</text:span><text:span text:style-name="T12">0 </text:span><text:span text:style-name="T18">When a USB connect</text:span><text:span text:style-name="T19">ion</text:span><text:span text:style-name="T18"> is </text:span><text:span text:style-name="T19">broken from</text:span><text:span text:style-name="T18"> a smart phone, the HSM shall configure the connection </text:span><text:span text:style-name="T19">out of the appliance</text:span><text:span text:style-name="T18">.</text:span></text:p>
      <text:p text:style-name="P52"><text:s text:c="2"/></text:p>
      <text:list xml:id="list93450856199119" text:continue-numbering="true" text:style-name="Numbering_20_1">
        <text:list-item>
          <text:list>
            <text:list-item>
              <text:list>
                <text:list-item>
                  <text:h text:style-name="P56" text:outline-level="1"><text:bookmark-start text:name="__RefHeading___Toc1048_831194329"/>File Server Capabilities<text:bookmark-end text:name="__RefHeading___Toc1048_831194329"/></text:h>
                </text:list-item>
              </text:list>
            </text:list-item>
          </text:list>
        </text:list-item>
      </text:list>
      <text:p text:style-name="P43"><text:span text:style-name="T11">ID::</text:span><text:span text:style-name="T18">HSM</text:span><text:span text:style-name="T11">-</text:span><text:span text:style-name="T12">PR</text:span><text:span text:style-name="T11">-</text:span><text:span text:style-name="T20">FS</text:span><text:span text:style-name="T11">-0</text:span><text:span text:style-name="T12">10 </text:span><text:span text:style-name="T20">The file sever shall be able to display real time usage.</text:span></text:p>
      <text:p text:style-name="P21"/>
      <text:p text:style-name="P43"><text:span text:style-name="T11">ID::</text:span><text:span text:style-name="T18">HSM</text:span><text:span text:style-name="T11">-</text:span><text:span text:style-name="T12">PR</text:span><text:span text:style-name="T11">-</text:span><text:span text:style-name="T20">FS</text:span><text:span text:style-name="T11">-0</text:span><text:span text:style-name="T19">2</text:span><text:span text:style-name="T12">0 </text:span><text:span text:style-name="T20">The file server shall be able to display historical detailed usage data.</text:span></text:p>
      <text:p text:style-name="P38"/>
      <text:p text:style-name="P43"><text:span text:style-name="T14">ID::HSM-PR-FS-0</text:span><text:span text:style-name="T20">3</text:span><text:span text:style-name="T14">0 The file server shall be able to </text:span><text:span text:style-name="T20">command the generation of</text:span><text:span text:style-name="T14"> historical detailed usage data.</text:span></text:p>
      <text:p text:style-name="P53"><text:s text:c="2"/></text:p>
      <text:p text:style-name="P23"/>
      <text:list xml:id="list93451233023913" text:continue-numbering="true" text:style-name="Numbering_20_1">
        <text:list-item>
          <text:list>
            <text:list-item>
              <text:h text:style-name="P54" text:outline-level="1"><text:bookmark-start text:name="__RefHeading__686_1210061290"/>Provisioning Requirements<text:bookmark-end text:name="__RefHeading__686_1210061290"/></text:h>
            </text:list-item>
          </text:list>
        </text:list-item>
      </text:list>
      <text:p text:style-name="P45"><text:span text:style-name="T11">ID::</text:span><text:span text:style-name="T19">HSM</text:span><text:span text:style-name="T11">-</text:span><text:span text:style-name="T10">PROV</text:span><text:span text:style-name="T11">-0</text:span><text:span text:style-name="T10">1</text:span><text:span text:style-name="T12">0 </text:span><text:span text:style-name="T15">The </text:span><text:span text:style-name="T19">hotspot local address shall be provisioned via the /etc/network/interfaces file</text:span><text:span text:style-name="T15">.</text:span></text:p>
      <text:p text:style-name="P19"/>
      <text:p text:style-name="P46"><text:span text:style-name="T11">ID::</text:span><text:span text:style-name="T19">HSM</text:span><text:span text:style-name="T11">-</text:span><text:span text:style-name="T10">PROV</text:span><text:span text:style-name="T11">-0</text:span><text:span text:style-name="T17">2</text:span><text:span text:style-name="T12">0 </text:span><text:span text:style-name="T19">The hotspot SSID shall be provisioned via the /etc/hostapd/hostapd.conf file.</text:span></text:p>
      <text:p text:style-name="P31"/>
      <text:p text:style-name="P47"><text:span text:style-name="T11">ID::</text:span><text:span text:style-name="T19">HSM</text:span><text:span text:style-name="T11">-</text:span><text:span text:style-name="T10">PROV</text:span><text:span text:style-name="T11">-0</text:span><text:span text:style-name="T19">30 The hotspot </text:span><text:span text:style-name="T20">password </text:span><text:span text:style-name="T19">shall be provisioned via the /etc/hostapd/hostapd.conf file.</text:span></text:p>
      <text:p text:style-name="P32"/>
      <text:list xml:id="list93452219602185" text:continue-numbering="true" text:style-name="Numbering_20_1">
        <text:list-item>
          <text:list>
            <text:list-item>
              <text:h text:style-name="P54" text:outline-level="1"><text:bookmark-start text:name="__RefHeading__688_1210061290"/>Performance Requirements<text:bookmark-end text:name="__RefHeading__688_1210061290"/></text:h>
            </text:list-item>
          </text:list>
        </text:list-item>
      </text:list>
      <text:p text:style-name="P44"><text:span text:style-name="T11">ID::</text:span><text:span text:style-name="T20">HSM</text:span><text:span text:style-name="T11">-</text:span><text:span text:style-name="T13">PERF</text:span><text:span text:style-name="T11">-0</text:span><text:span text:style-name="T13">1</text:span><text:span text:style-name="T12">0 <text:s text:c="2"/></text:span><text:span text:style-name="T20">The HSM is not expected to exactly match the traffic measurements recorded since there may be some overhead on the phone network side. <text:s/>It is expected, however, that the phone network metering shall be proportional to the monitor metering.</text:span></text:p>
      <text:p text:style-name="P14"/>
      <text:p text:style-name="P26">ID::<text:span text:style-name="T32">HSM</text:span>-PERF-020 <text:s/><text:span text:style-name="T35">Logging of network traffic can put quite a drain on throughput and mass storage resources. <text:s/>That said, if the use of the appliance is found to be a burden to the user, it won’t be used, so the HSM shall only store connection related data (source and destination IP and MACs and packet lengths – no data packets) and post processing of historical data shall be performed when requested by the user (during low utilization ti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NH1" style:family="paragraph" style:parent-style-name="Heading_20_1" style:default-outline-level="1" style:list-style-name="Numbering_20_1">
      <loext:graphic-properties draw:fill="none" draw:fill-color="#729fcf"/>
      <style:paragraph-properties fo:background-color="transparent" style:shadow="none">
        <style:tab-stops/>
      </style:paragraph-properties>
      <style:text-properties style:font-name="Arial1" fo:font-family="Arial" style:font-style-name="Bold" style:font-family-generic="swiss" style:font-pitch="variable" fo:font-size="12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family="Arial" style:font-family-generic="swiss" style:font-pitch="variable"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Broihier</meta:initial-creator>
    <meta:creation-date>2016-10-07T10:58:18.729601000</meta:creation-date>
    <dc:date>2018-08-23T09:34:49.960843000</dc:date>
    <meta:editing-duration>P5DT17H9M30S</meta:editing-duration>
    <meta:editing-cycles>53</meta:editing-cycles>
    <meta:generator>LibreOffice/5.2.2.2$MacOSX_X86_64 LibreOffice_project/8f96e87c890bf8fa77463cd4b640a2312823f3ad</meta:generator>
    <meta:printed-by>Mark Broihier</meta:printed-by>
    <meta:print-date>2017-12-20T15:46:19.037767000</meta:print-date>
    <meta:document-statistic meta:table-count="1" meta:image-count="0" meta:object-count="0" meta:page-count="5" meta:paragraph-count="69" meta:word-count="1036" meta:character-count="6392" meta:non-whitespace-character-count="5358"/>
  </office:meta>
</office:document-meta>
</file>